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bababa" draw:fill="solid" draw:fill-color="#d0d0d0" draw:textarea-horizontal-align="justify" draw:textarea-vertical-align="top" draw:auto-grow-height="false" fo:min-height="11.434cm" fo:min-width="19.566cm"/>
      <style:paragraph-properties style:writing-mode="lr-tb"/>
    </style:style>
    <style:style style:name="gr2" style:family="graphic" style:parent-style-name="standard">
      <style:graphic-properties draw:stroke="none" draw:fill-color="#d0d0d0" draw:textarea-horizontal-align="justify" draw:textarea-vertical-align="top" draw:auto-grow-height="false" fo:min-height="7.37cm" fo:min-width="19.566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2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204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84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28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1.882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auto-grow-height="true" draw:auto-grow-width="false" fo:max-height="0cm" fo:min-height="3.2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>
      <style:graphic-properties draw:stroke="solid" svg:stroke-color="#000000" draw:fill="solid" draw:fill-color="#ffffff" draw:auto-grow-height="true" draw:auto-grow-width="false" fo:max-height="0cm" fo:min-height="2.509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206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54cm"/>
      <style:paragraph-properties style:writing-mode="lr-tb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objectwithoutfill">
      <style:graphic-properties svg:stroke-color="#000000" draw:fill="solid" draw:fill-color="#ffffff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8" style:family="graphic" style:parent-style-name="objectwithoutfill">
      <style:graphic-properties draw:stroke="dash" draw:stroke-dash="Long_20_Dash" svg:stroke-color="#000000" draw:marker-end="Arrow" draw:marker-end-width="0.3cm" draw:fill="solid" draw:fill-color="#ffffff" draw:textarea-vertical-align="middle"/>
    </style:style>
    <style:style style:name="gr19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0.304cm"/>
      <style:paragraph-properties style:writing-mode="lr-tb"/>
    </style:style>
    <style:style style:name="gr20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cm" fo:min-width="8.59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cm" fo:min-width="8.6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21.34cm" fo:min-width="32.5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0d0d0"/>
      <style:paragraph-properties fo:text-align="start"/>
    </style:style>
    <style:style style:name="P3" style:family="paragraph">
      <loext:graphic-properties draw:fill-color="#d0d0d0"/>
      <style:paragraph-properties fo:text-align="start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="solid" draw:fill-color="#ffffff"/>
      <style:paragraph-properties fo:text-align="center"/>
      <style:text-properties fo:font-size="16pt"/>
    </style:style>
    <style:style style:name="P6" style:family="paragraph">
      <style:paragraph-properties fo:text-align="center"/>
      <style:text-properties fo:color="#000000" fo:font-size="16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0000" fo:font-size="16pt" fo:font-weight="bold" style:font-weight-asian="bold" style:font-weight-complex="bold"/>
    </style:style>
    <style:style style:name="P8" style:family="paragraph">
      <style:paragraph-properties fo:text-align="center"/>
      <style:text-properties fo:font-size="16pt" fo:font-weight="bold" style:font-weight-asian="bold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font-size="16pt" fo:font-weight="bold" style:font-weight-asian="bold" style:font-weight-complex="bold"/>
    </style:style>
    <style:style style:name="P10" style:family="paragraph">
      <style:paragraph-properties fo:text-align="center"/>
      <style:text-properties fo:font-size="16pt" fo:font-weight="bold"/>
    </style:style>
    <style:style style:name="P11" style:family="paragraph">
      <loext:graphic-properties draw:fill="solid" draw:fill-color="#ffffff"/>
      <style:paragraph-properties fo:text-align="center"/>
      <style:text-properties fo:font-size="16pt" fo:font-weight="bold"/>
    </style:style>
    <style:style style:name="P12" style:family="paragraph">
      <style:paragraph-properties fo:text-align="center"/>
      <style:text-properties fo:font-size="16pt" fo:font-weight="bold" style:font-size-asian="16pt" style:font-size-complex="16pt"/>
    </style:style>
    <style:style style:name="P13" style:family="paragraph">
      <loext:graphic-properties draw:fill="solid" draw:fill-color="#ffffff"/>
      <style:paragraph-properties fo:text-align="center"/>
      <style:text-properties fo:font-size="16pt" fo:font-weight="bold" style:font-size-asian="16pt" style:font-size-complex="16pt"/>
    </style:style>
    <style:style style:name="P14" style:family="paragraph">
      <style:paragraph-properties fo:text-align="start"/>
      <style:text-properties fo:color="#000000" fo:font-size="16pt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6pt"/>
    </style:style>
    <style:style style:name="P16" style:family="paragraph">
      <style:paragraph-properties fo:text-align="start"/>
      <style:text-properties fo:font-size="16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18" style:family="paragraph">
      <loext:graphic-properties draw:fill="solid" draw:fill-color="#ffffff"/>
      <style:paragraph-properties fo:text-align="start"/>
      <style:text-properties fo:font-size="16pt"/>
    </style:style>
    <style:style style:name="P19" style:family="paragraph">
      <loext:graphic-properties draw:fill="solid" draw:fill-color="#ffffff"/>
      <style:paragraph-properties fo:text-align="center"/>
      <style:text-properties fo:color="#000000"/>
    </style:style>
    <style:style style:name="P20" style:family="paragraph">
      <style:paragraph-properties fo:text-align="center"/>
      <style:text-properties fo:color="#000000" fo:font-size="16pt" fo:font-weight="bold"/>
    </style:style>
    <style:style style:name="P21" style:family="paragraph">
      <loext:graphic-properties draw:fill="solid" draw:fill-color="#ffffff"/>
      <style:paragraph-properties fo:text-align="center"/>
      <style:text-properties fo:color="#000000" fo:font-size="16pt" fo:font-weight="bold"/>
    </style:style>
    <style:style style:name="P22" style:family="paragraph">
      <loext:graphic-properties draw:fill="solid"/>
      <style:paragraph-properties fo:text-align="center"/>
      <style:text-properties fo:color="#000000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text-align="center"/>
      <style:text-properties fo:font-size="11pt" fo:font-weight="normal" style:font-weight-asian="normal" style:font-weight-complex="normal"/>
    </style:style>
    <style:style style:name="P26" style:family="paragraph">
      <loext:graphic-properties draw:fill="solid" draw:fill-color="#ffffff"/>
      <style:paragraph-properties fo:text-align="center"/>
      <style:text-properties fo:font-size="11pt" fo:font-weight="normal" style:font-weight-asian="normal" style:font-weight-complex="normal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style:text-properties fo:font-size="20pt"/>
    </style:style>
    <style:style style:name="P30" style:family="paragraph">
      <loext:graphic-properties draw:fill="none"/>
      <style:text-properties fo:font-size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6pt" style:font-size-complex="16pt"/>
    </style:style>
    <style:style style:name="T4" style:family="text">
      <style:text-properties fo:font-size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0.066cm" svg:height="11.684cm" svg:x="0.4cm" svg:y="1.462cm">
          <text:p text:style-name="P1">./interfac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066cm" svg:height="7.62cm" svg:x="0.4cm" svg:y="13.4cm">
          <text:p text:style-name="P1">./mixins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966cm" svg:height="1.505cm" svg:x="1.824cm" svg:y="2.562cm">
          <draw:text-box>
            <text:p text:style-name="P4"><text:span text:style-name="T1">&lt;&lt; </text:span><text:span text:style-name="T1">Abst</text:span><text:span text:style-name="T1">ract </text:span><text:span text:style-name="T1">&gt;&gt;</text:span></text:p>
            <text:p text:style-name="P4"><text:span text:style-name="T2">Com</text:span><text:span text:style-name="T2">man</text:span><text:span text:style-name="T2">d</text:span></text:p>
          </draw:text-box>
        </draw:frame>
        <draw:frame draw:style-name="gr4" draw:text-style-name="P7" draw:layer="layout" svg:width="8.944cm" svg:height="0.962cm" svg:x="10.66cm" svg:y="7.972cm">
          <draw:text-box>
            <text:p text:style-name="P6"><text:span text:style-name="T2">Pyt</text:span><text:span text:style-name="T2">ho</text:span><text:span text:style-name="T2">n3</text:span><text:span text:style-name="T2">Co</text:span><text:span text:style-name="T2">m</text:span><text:span text:style-name="T2">ma</text:span><text:span text:style-name="T2">nd</text:span></text:p>
          </draw:text-box>
        </draw:frame>
        <draw:frame draw:style-name="gr4" draw:text-style-name="P9" draw:layer="layout" svg:width="8.89cm" svg:height="0.962cm" svg:x="10.714cm" svg:y="2.554cm">
          <draw:text-box>
            <text:p text:style-name="P8"><text:span text:style-name="T2">J</text:span><text:span text:style-name="T2">a</text:span><text:span text:style-name="T2">v</text:span><text:span text:style-name="T2">a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/text:p>
          </draw:text-box>
        </draw:frame>
        <draw:frame draw:style-name="gr5" draw:text-style-name="P11" draw:layer="layout" svg:width="9.144cm" svg:height="0.878cm" svg:x="22.398cm" svg:y="16.826cm">
          <draw:text-box>
            <text:p text:style-name="P10">OmnetCommand</text:p>
          </draw:text-box>
        </draw:frame>
        <draw:frame draw:style-name="gr4" draw:text-style-name="P11" draw:layer="layout" svg:width="9.144cm" svg:height="0.962cm" svg:x="22.398cm" svg:y="18.35cm">
          <draw:text-box>
            <text:p text:style-name="P10">SumoCommand</text:p>
          </draw:text-box>
        </draw:frame>
        <draw:frame draw:style-name="gr4" draw:text-style-name="P11" draw:layer="layout" svg:width="9.144cm" svg:height="0.962cm" svg:x="22.398cm" svg:y="13.754cm">
          <draw:text-box>
            <text:p text:style-name="P10">VadereCommand</text:p>
          </draw:text-box>
        </draw:frame>
        <draw:frame draw:style-name="gr6" draw:text-style-name="P11" draw:layer="layout" svg:width="9.09cm" svg:height="0.934cm" svg:x="22.452cm" svg:y="10.522cm">
          <draw:text-box>
            <text:p text:style-name="P10">VadereOmnetCommand</text:p>
          </draw:text-box>
        </draw:frame>
        <draw:frame draw:style-name="gr7" draw:text-style-name="P13" draw:layer="layout" svg:width="9.09cm" svg:height="0.878cm" svg:x="22.452cm" svg:y="12.1cm">
          <draw:text-box>
            <text:p text:style-name="P12"><text:span text:style-name="T3">V</text:span><text:span text:style-name="T3">a</text:span><text:span text:style-name="T3">d</text:span><text:span text:style-name="T3">e</text:span><text:span text:style-name="T3">r</text:span><text:span text:style-name="T3">e</text:span><text:span text:style-name="T3">O</text:span><text:span text:style-name="T3">m</text:span><text:span text:style-name="T3">n</text:span><text:span text:style-name="T3">e</text:span><text:span text:style-name="T3">t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/text:p>
          </draw:text-box>
        </draw:frame>
        <draw:frame draw:style-name="gr4" draw:text-style-name="P7" draw:layer="layout" svg:width="6.966cm" svg:height="0.962cm" svg:x="1.824cm" svg:y="9.109cm">
          <draw:text-box>
            <text:p text:style-name="P6"><text:span text:style-name="T2">CommandArguments</text:span></text:p>
          </draw:text-box>
        </draw:frame>
        <draw:frame draw:style-name="gr4" draw:text-style-name="P9" draw:layer="layout" svg:width="10.668cm" svg:height="0.962cm" svg:x="21.636cm" svg:y="3.87cm">
          <draw:text-box>
            <text:p text:style-name="P8"><text:span text:style-name="T2">Jar</text:span><text:span text:style-name="T2">Co</text:span><text:span text:style-name="T2">m</text:span><text:span text:style-name="T2">ma</text:span><text:span text:style-name="T2">nd</text:span></text:p>
          </draw:text-box>
        </draw:frame>
        <draw:frame draw:style-name="gr8" draw:text-style-name="P15" draw:layer="layout" svg:width="6.966cm" svg:height="2.132cm" svg:x="1.824cm" svg:y="4.024cm">
          <draw:text-box>
            <text:p text:style-name="P14">- executable</text:p>
            <text:p text:style-name="P14">methods:</text:p>
            <text:p text:style-name="P14">+ run() # abstract</text:p>
          </draw:text-box>
        </draw:frame>
        <draw:frame draw:style-name="gr9" draw:text-style-name="P15" draw:layer="layout" svg:width="8.944cm" svg:height="4.013cm" svg:x="10.66cm" svg:y="8.934cm">
          <draw:text-box>
            <text:p text:style-name="P14">- sub_command</text:p>
            <text:p text:style-name="P14">- script</text:p>
            <text:p text:style-name="P14">…</text:p>
            <text:p text:style-name="P14">methods:</text:p>
            <text:p text:style-name="P14">+ run() </text:p>
            <text:p text:style-name="P14">...</text:p>
          </draw:text-box>
        </draw:frame>
        <draw:frame draw:style-name="gr10" draw:text-style-name="P18" draw:layer="layout" svg:width="8.9cm" svg:height="4.064cm" svg:x="10.704cm" svg:y="3.524cm">
          <draw:text-box>
            <text:p text:style-name="P16">- sub_command</text:p>
            <text:p text:style-name="P16">- main_class</text:p>
            <text:p text:style-name="P17"><text:span text:style-name="T4">…</text:span></text:p>
            <text:p text:style-name="P17"><text:span text:style-name="T4">methods:</text:span></text:p>
            <text:p text:style-name="P17"><text:span text:style-name="T4">+ run() </text:span></text:p>
            <text:p text:style-name="P17"><text:span text:style-name="T4">...</text:span></text:p>
          </draw:text-box>
        </draw:frame>
        <draw:frame draw:style-name="gr4" draw:text-style-name="P7" draw:layer="layout" svg:width="6.966cm" svg:height="0.962cm" svg:x="1.824cm" svg:y="7.085cm">
          <draw:text-box>
            <text:p text:style-name="P6"><text:span text:style-name="T2">MutableMapping</text:span></text:p>
          </draw:text-box>
        </draw:frame>
        <draw:line draw:style-name="gr11" draw:text-style-name="P19" draw:layer="layout" svg:x1="5.126cm" svg:y1="9.109cm" svg:x2="5.126cm" svg:y2="8.047cm">
          <text:p/>
        </draw:line>
        <draw:frame draw:style-name="gr12" draw:text-style-name="P15" draw:layer="layout" svg:width="6.966cm" svg:height="2.759cm" svg:x="1.824cm" svg:y="10.071cm">
          <draw:text-box>
            <text:p text:style-name="P14">- store</text:p>
            <text:p text:style-name="P14">methods:</text:p>
            <text:p text:style-name="P14">+ update()</text:p>
            <text:p text:style-name="P14">...</text:p>
          </draw:text-box>
        </draw:frame>
        <draw:frame draw:style-name="gr4" draw:text-style-name="P11" draw:layer="layout" svg:width="9.144cm" svg:height="0.962cm" svg:x="10.486cm" svg:y="19.708cm">
          <draw:text-box>
            <text:p text:style-name="P10">BaseMixin</text:p>
          </draw:text-box>
        </draw:frame>
        <draw:frame draw:style-name="gr4" draw:text-style-name="P21" draw:layer="layout" svg:width="9.144cm" svg:height="0.962cm" svg:x="10.486cm" svg:y="13.808cm">
          <draw:text-box>
            <text:p text:style-name="P20">VadereMixin</text:p>
          </draw:text-box>
        </draw:frame>
        <draw:frame draw:style-name="gr13" draw:text-style-name="P21" draw:layer="layout" svg:width="9.144cm" svg:height="0.878cm" svg:x="10.486cm" svg:y="15.308cm">
          <draw:text-box>
            <text:p text:style-name="P20">ControlMixin</text:p>
          </draw:text-box>
        </draw:frame>
        <draw:frame draw:style-name="gr6" draw:text-style-name="P21" draw:layer="layout" svg:width="9.144cm" svg:height="0.934cm" svg:x="10.486cm" svg:y="16.808cm">
          <draw:text-box>
            <text:p text:style-name="P20">OmnetMixin</text:p>
          </draw:text-box>
        </draw:frame>
        <draw:frame draw:style-name="gr14" draw:text-style-name="P13" draw:layer="layout" svg:width="9.144cm" svg:height="0.878cm" svg:x="10.486cm" svg:y="18.326cm">
          <draw:text-box>
            <text:p text:style-name="P12"><text:span text:style-name="T3">SumoMixin</text:span></text:p>
          </draw:text-box>
        </draw:frame>
        <draw:line draw:style-name="gr15" draw:text-style-name="P22" draw:layer="layout" svg:x1="0.954cm" svg:y1="4.602cm" svg:x2="0.954cm" svg:y2="9.428cm">
          <text:p/>
        </draw:line>
        <draw:line draw:style-name="gr16" draw:text-style-name="P19" draw:layer="layout" svg:x1="0.908cm" svg:y1="9.444cm" svg:x2="1.822cm" svg:y2="9.444cm">
          <text:p/>
        </draw:line>
        <draw:line draw:style-name="gr17" draw:text-style-name="P23" draw:layer="layout" svg:x1="21.636cm" svg:y1="4.37cm" svg:x2="19.658cm" svg:y2="4.37cm">
          <text:p/>
        </draw:line>
        <draw:frame draw:style-name="gr13" draw:text-style-name="P11" draw:layer="layout" svg:width="9.144cm" svg:height="0.878cm" svg:x="22.398cm" svg:y="15.294cm">
          <draw:text-box>
            <text:p text:style-name="P10">VadereControlCommand</text:p>
          </draw:text-box>
        </draw:frame>
        <draw:line draw:style-name="gr17" draw:text-style-name="P23" draw:layer="layout" svg:x1="32.358cm" svg:y1="9.59cm" svg:x2="19.604cm" svg:y2="9.59cm">
          <text:p/>
        </draw:line>
        <draw:line draw:style-name="gr16" draw:text-style-name="P24" draw:layer="layout" svg:x1="32.358cm" svg:y1="9.59cm" svg:x2="32.358cm" svg:y2="18.83cm">
          <text:p/>
        </draw:line>
        <draw:line draw:style-name="gr17" draw:text-style-name="P23" draw:layer="layout" svg:x1="21.596cm" svg:y1="20.258cm" svg:x2="19.63cm" svg:y2="20.258cm">
          <text:p/>
        </draw:line>
        <draw:line draw:style-name="gr16" draw:text-style-name="P24" draw:layer="layout" svg:x1="21.596cm" svg:y1="10.93cm" svg:x2="22.458cm" svg:y2="10.93cm">
          <text:p/>
        </draw:line>
        <draw:line draw:style-name="gr16" draw:text-style-name="P24" draw:layer="layout" svg:x1="21.596cm" svg:y1="12.53cm" svg:x2="22.458cm" svg:y2="12.53cm">
          <text:p/>
        </draw:line>
        <draw:line draw:style-name="gr16" draw:text-style-name="P24" draw:layer="layout" svg:x1="21.596cm" svg:y1="14.23cm" svg:x2="22.398cm" svg:y2="14.23cm">
          <text:p/>
        </draw:line>
        <draw:line draw:style-name="gr16" draw:text-style-name="P24" draw:layer="layout" svg:x1="21.596cm" svg:y1="15.73cm" svg:x2="22.358cm" svg:y2="15.73cm">
          <text:p/>
        </draw:line>
        <draw:line draw:style-name="gr16" draw:text-style-name="P24" draw:layer="layout" svg:x1="21.596cm" svg:y1="17.23cm" svg:x2="22.398cm" svg:y2="17.23cm">
          <text:p/>
        </draw:line>
        <draw:line draw:style-name="gr16" draw:text-style-name="P24" draw:layer="layout" svg:x1="21.596cm" svg:y1="18.83cm" svg:x2="22.398cm" svg:y2="18.83cm">
          <text:p/>
        </draw:line>
        <draw:line draw:style-name="gr16" draw:text-style-name="P24" draw:layer="layout" svg:x1="21.596cm" svg:y1="10.93cm" svg:x2="21.596cm" svg:y2="20.258cm">
          <text:p/>
        </draw:line>
        <draw:line draw:style-name="gr18" draw:text-style-name="P24" draw:layer="layout" svg:x1="20.77cm" svg:y1="14.316cm" svg:x2="19.661cm" svg:y2="14.316cm">
          <text:p/>
        </draw:line>
        <draw:line draw:style-name="gr18" draw:text-style-name="P24" draw:layer="layout" svg:x1="20.771cm" svg:y1="15.716cm" svg:x2="19.662cm" svg:y2="15.716cm">
          <text:p/>
        </draw:line>
        <draw:line draw:style-name="gr18" draw:text-style-name="P24" draw:layer="layout" svg:x1="20.771cm" svg:y1="17.216cm" svg:x2="19.662cm" svg:y2="17.216cm">
          <text:p/>
        </draw:line>
        <draw:line draw:style-name="gr18" draw:text-style-name="P24" draw:layer="layout" svg:x1="20.772cm" svg:y1="18.716cm" svg:x2="19.663cm" svg:y2="18.716cm">
          <text:p/>
        </draw:line>
        <draw:frame draw:style-name="gr19" draw:text-style-name="P26" draw:layer="layout" svg:width="10.668cm" svg:height="0.683cm" svg:x="21.636cm" svg:y="4.829cm">
          <draw:text-box>
            <text:p text:style-name="P25"><text:span text:style-name="T5">...</text:span></text:p>
          </draw:text-box>
        </draw:frame>
        <draw:line draw:style-name="gr17" draw:text-style-name="P23" draw:layer="layout" svg:x1="10.704cm" svg:y1="4.756cm" svg:x2="8.79cm" svg:y2="4.756cm">
          <text:p/>
        </draw:line>
        <draw:line draw:style-name="gr17" draw:text-style-name="P23" draw:layer="layout" svg:x1="9.552cm" svg:y1="5.832cm" svg:x2="8.79cm" svg:y2="5.832cm">
          <text:p/>
        </draw:line>
        <draw:line draw:style-name="gr20" draw:text-style-name="P23" draw:layer="layout" svg:x1="9.552cm" svg:y1="5.832cm" svg:x2="9.552cm" svg:y2="8.402cm">
          <text:p/>
        </draw:line>
        <draw:line draw:style-name="gr15" draw:text-style-name="P22" draw:layer="layout" svg:x1="9.552cm" svg:y1="8.402cm" svg:x2="10.624cm" svg:y2="8.402cm">
          <text:p/>
        </draw:line>
        <draw:custom-shape draw:style-name="gr21" draw:text-style-name="P24" draw:layer="layout" svg:width="9.09cm" svg:height="0.42cm" svg:x="22.452cm" svg:y="11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9.09cm" svg:height="0.42cm" svg:x="22.452cm" svg:y="12.9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9.144cm" svg:height="0.42cm" svg:x="22.398cm" svg:y="14.6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9.144cm" svg:height="0.42cm" svg:x="22.398cm" svg:y="16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9.144cm" svg:height="0.42cm" svg:x="22.398cm" svg:y="17.6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9.144cm" svg:height="0.42cm" svg:x="22.398cm" svg:y="19.256cm">
          <text:p/>
          <draw:enhanced-geometry svg:viewBox="0 0 21600 21600" draw:type="rectangle" draw:enhanced-path="M 0 0 L 21600 0 21600 21600 0 21600 0 0 Z N"/>
        </draw:custom-shape>
        <draw:line draw:style-name="gr16" draw:text-style-name="P24" draw:layer="layout" svg:x1="31.542cm" svg:y1="10.93cm" svg:x2="32.358cm" svg:y2="10.93cm">
          <text:p/>
        </draw:line>
        <draw:line draw:style-name="gr16" draw:text-style-name="P24" draw:layer="layout" svg:x1="31.542cm" svg:y1="12.53cm" svg:x2="32.358cm" svg:y2="12.53cm">
          <text:p/>
        </draw:line>
        <draw:line draw:style-name="gr16" draw:text-style-name="P24" draw:layer="layout" svg:x1="31.542cm" svg:y1="14.23cm" svg:x2="32.298cm" svg:y2="14.23cm">
          <text:p/>
        </draw:line>
        <draw:line draw:style-name="gr16" draw:text-style-name="P24" draw:layer="layout" svg:x1="31.596cm" svg:y1="15.73cm" svg:x2="32.358cm" svg:y2="15.73cm">
          <text:p/>
        </draw:line>
        <draw:line draw:style-name="gr16" draw:text-style-name="P24" draw:layer="layout" svg:x1="31.596cm" svg:y1="17.23cm" svg:x2="32.398cm" svg:y2="17.23cm">
          <text:p/>
        </draw:line>
        <draw:line draw:style-name="gr16" draw:text-style-name="P24" draw:layer="layout" svg:x1="31.596cm" svg:y1="18.83cm" svg:x2="32.398cm" svg:y2="18.83cm">
          <text:p/>
        </draw:line>
        <draw:frame draw:style-name="gr23" draw:text-style-name="P28" draw:layer="layout" svg:width="1.778cm" svg:height="0.645cm" svg:x="26.462cm" svg:y="11.255cm">
          <draw:text-box>
            <text:p text:style-name="P27"><text:span text:style-name="T6">...</text:span></text:p>
          </draw:text-box>
        </draw:frame>
        <draw:frame draw:style-name="gr23" draw:text-style-name="P28" draw:layer="layout" svg:width="1.778cm" svg:height="0.645cm" svg:x="26.462cm" svg:y="12.756cm">
          <draw:text-box>
            <text:p text:style-name="P27"><text:span text:style-name="T6">..</text:span><text:span text:style-name="T6">.</text:span></text:p>
          </draw:text-box>
        </draw:frame>
        <draw:frame draw:style-name="gr23" draw:text-style-name="P28" draw:layer="layout" svg:width="1.778cm" svg:height="0.645cm" svg:x="26.462cm" svg:y="14.457cm">
          <draw:text-box>
            <text:p text:style-name="P27"><text:span text:style-name="T6">...</text:span></text:p>
          </draw:text-box>
        </draw:frame>
        <draw:frame draw:style-name="gr23" draw:text-style-name="P28" draw:layer="layout" svg:width="1.778cm" svg:height="0.645cm" svg:x="26.462cm" svg:y="15.958cm">
          <draw:text-box>
            <text:p text:style-name="P27"><text:span text:style-name="T6">...</text:span></text:p>
          </draw:text-box>
        </draw:frame>
        <draw:frame draw:style-name="gr23" draw:text-style-name="P28" draw:layer="layout" svg:width="1.778cm" svg:height="0.645cm" svg:x="26.462cm" svg:y="17.459cm">
          <draw:text-box>
            <text:p text:style-name="P27"><text:span text:style-name="T6">...</text:span></text:p>
          </draw:text-box>
        </draw:frame>
        <draw:frame draw:style-name="gr23" draw:text-style-name="P28" draw:layer="layout" svg:width="1.778cm" svg:height="0.645cm" svg:x="26.462cm" svg:y="19.06cm">
          <draw:text-box>
            <text:p text:style-name="P27"><text:span text:style-name="T6">...</text:span></text:p>
          </draw:text-box>
        </draw:frame>
        <draw:frame draw:style-name="gr24" draw:text-style-name="P30" draw:layer="layout" svg:width="8.939cm" svg:height="1.825cm" svg:x="0.205cm" svg:y="0.254cm">
          <draw:text-box>
            <text:p text:style-name="P29">suqc/CommandBuilder</text:p>
          </draw:text-box>
        </draw:frame>
        <draw:custom-shape draw:style-name="gr25" draw:text-style-name="P24" draw:layer="layout" svg:width="0.862cm" svg:height="0.4cm" svg:x="0.962cm" svg:y="4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1" draw:layer="layout" svg:width="33.02cm" svg:height="21.59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9.144cm" svg:height="1.673cm" svg:x="0.962cm" svg:y="14.229cm">
          <draw:text-box>
            <text:p text:style-name="P32"><text:span text:style-name="T7">#</text:span><text:span text:style-name="T8"> provide default </text:span><text:span text:style-name="T8">arguments <text:s text:c="2"/>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883cm" svg:x="1cm" svg:y="3.331cm"/>
      <draw:page-thumbnail draw:layer="backgroundobjects" svg:width="8.999cm" svg:height="5.883cm" svg:x="1cm" svg:y="11.907cm"/>
      <draw:page-thumbnail draw:layer="backgroundobjects" svg:width="8.999cm" svg:height="5.883cm" svg:x="1cm" svg:y="20.483cm"/>
      <draw:page-thumbnail draw:layer="backgroundobjects" svg:width="8.999cm" svg:height="5.883cm" svg:x="11cm" svg:y="3.331cm"/>
      <draw:page-thumbnail draw:layer="backgroundobjects" svg:width="8.999cm" svg:height="5.883cm" svg:x="11cm" svg:y="11.907cm"/>
      <draw:page-thumbnail draw:layer="backgroundobjects" svg:width="8.999cm" svg:height="5.883cm" svg:x="11cm" svg:y="20.48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3:44:33.707775192</meta:creation-date>
    <dc:date>2023-09-21T15:08:33.004575180</dc:date>
    <meta:editing-duration>PT53M19S</meta:editing-duration>
    <meta:editing-cycles>18</meta:editing-cycles>
    <meta:generator>LibreOffice/6.4.7.2$Linux_X86_64 LibreOffice_project/40$Build-2</meta:generator>
    <meta:document-statistic meta:object-count="91"/>
  </office:meta>
</office:document-meta>
</file>